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Text_20_body">
      <style:text-properties officeooo:rsid="00de1eb6" officeooo:paragraph-rsid="00de1eb6"/>
    </style:style>
    <style:style style:name="P22" style:family="paragraph" style:parent-style-name="Text_20_body">
      <style:text-properties officeooo:rsid="00e30bc8" officeooo:paragraph-rsid="00e30bc8"/>
    </style:style>
    <style:style style:name="P23" style:family="paragraph" style:parent-style-name="Text_20_body">
      <style:text-properties officeooo:paragraph-rsid="00ea6ec8"/>
    </style:style>
    <style:style style:name="P24" style:family="paragraph" style:parent-style-name="Preformatted_20_Text">
      <style:text-properties officeooo:paragraph-rsid="00bb4b11"/>
    </style:style>
    <style:style style:name="P25" style:family="paragraph" style:parent-style-name="Preformatted_20_Text">
      <style:text-properties officeooo:paragraph-rsid="00bdaedd"/>
    </style:style>
    <style:style style:name="P26" style:family="paragraph" style:parent-style-name="Preformatted_20_Text">
      <style:text-properties officeooo:paragraph-rsid="00dc7bf6"/>
    </style:style>
    <style:style style:name="P27" style:family="paragraph" style:parent-style-name="Preformatted_20_Text">
      <style:text-properties officeooo:paragraph-rsid="00ea6ec8"/>
    </style:style>
    <style:style style:name="P28" style:family="paragraph" style:parent-style-name="Text_20_body" style:list-style-name="L1">
      <style:text-properties officeooo:rsid="00c91dea" officeooo:paragraph-rsid="00c91dea"/>
    </style:style>
    <style:style style:name="P29" style:family="paragraph" style:parent-style-name="Text_20_body" style:list-style-name="L2"/>
    <style:style style:name="P30" style:family="paragraph" style:parent-style-name="Text_20_body" style:list-style-name="L2">
      <style:text-properties officeooo:paragraph-rsid="00b710ad"/>
    </style:style>
    <style:style style:name="P31" style:family="paragraph" style:parent-style-name="Heading_20_3">
      <style:text-properties officeooo:paragraph-rsid="00cad941"/>
    </style:style>
    <style:style style:name="P32" style:family="paragraph" style:parent-style-name="Heading_20_3">
      <style:text-properties officeooo:rsid="00ccd3b6" officeooo:paragraph-rsid="00ccd3b6"/>
    </style:style>
    <style:style style:name="P33" style:family="paragraph" style:parent-style-name="Heading_20_4">
      <style:text-properties officeooo:paragraph-rsid="00ea6ec8"/>
    </style:style>
    <style:style style:name="P34" style:family="paragraph" style:parent-style-name="Heading_20_4">
      <style:text-properties officeooo:rsid="00de1eb6" officeooo:paragraph-rsid="00de1eb6"/>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officeooo:rsid="00e5d67e"/>
    </style:style>
    <style:style style:name="T49" style:family="text">
      <style:text-properties officeooo:rsid="00ea6ec8"/>
    </style:style>
    <style:style style:name="T50" style:family="text">
      <style:text-properties officeooo:rsid="00ed5d94"/>
    </style:style>
    <style:style style:name="T51" style:family="text">
      <style:text-properties officeooo:rsid="00eeb357"/>
    </style:style>
    <style:style style:name="T52" style:family="text">
      <style:text-properties officeooo:rsid="00f105fb"/>
    </style:style>
    <style:style style:name="T53"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433581946" text:style-name="L1">
        <text:list-item>
          <text:p text:style-name="P28">Instalar GNU-Octave, más los paquetes de funciones necesarios.</text:p>
        </text:list-item>
        <text:list-item>
          <text:p text:style-name="P28">Instalar git.</text:p>
        </text:list-item>
        <text:list-item>
          <text:p text:style-name="P28">Instalar DSD con git.</text:p>
        </text:list-item>
        <text:list-item>
          <text:p text:style-name="P28">Dar de alta el directorio de DSD en la ruta de búsqueda de Octave.</text:p>
        </text:list-item>
        <text:list-item>
          <text:p text:style-name="P28">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31"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32"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366853026" text:style-name="L2">
        <text:list-item>
          <text:p text:style-name="P29">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9">Elección de las frecuencias de corte y del tipo de crossover en cada corte.</text:p>
        </text:list-item>
        <text:list-item>
          <text:p text:style-name="P29">Escribir los parámetros del filtro en los correspondientes archivos de guión (extensión <text:span text:style-name="Nombre_20_de_20_archivo">.xof</text:span>), uno por cada vía.</text:p>
        </text:list-item>
        <text:list-item>
          <text:p text:style-name="P30">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9">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4">% datos de usuario<text:line-break/>inputfiles = {'t','m'};<text:line-break/>fs = [44100,48000];<text:line-break/>filtertypes = {'lp','mp'};<text:line-break/>% fin datos</text:p>
      <text:p text:style-name="P25"><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P33" text:outline-level="4">audio<text:span text:style-name="T49">axe</text:span> </text:h>
      <text:p text:style-name="P23"><text:span text:style-name="T52">Configura</text:span> una gráfica de respuesta en frecuencia con un formato convencional <text:span text:style-name="T52">y obtiene sus ejes</text:span>.</text:p>
      <text:p text:style-name="P27">audio<text:span text:style-name="T49">axe</text:span>(<text:span text:style-name="T48">mag</text:span>top, <text:span text:style-name="T48">mag</text:span>step, <text:span text:style-name="T48">flow, fhigh, </text:span>plotitle)</text:p>
      <text:p text:style-name="P27"><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P33" text:outline-level="4">audioplot </text:h>
      <text:p text:style-name="Text_20_body">Dibuja una gráfica de respuesta en frecuencia con un formato convencional.</text:p>
      <text:p text:style-name="Preformatted_20_Text">audioplot(F, dBmag, <text:span text:style-name="T48">mag</text:span>top, <text:span text:style-name="T48">mag</text:span>step, <text:span text:style-name="T48">flow, fhigh, </text:span>plotitle)</text:p>
      <text:p text:style-name="P26"><text:tab/>F<text:tab/>= Vector de frecuencias.<text:line-break/><text:tab/>dBmag<text:tab/>= Vector de magnitudes en dB.<text:line-break/><text:tab/><text:span text:style-name="T48">mag</text:span>top<text:tab/>= Máximo de la magnitud (dB).<text:line-break/><text:tab/>magrange<text:tab/>= Rango visible de la magnitud (dB).<text:line-break/><text:tab/><text:span text:style-name="T48">mag</text:span>step<text:tab/>= Escalones de dB a efectos de rejilla y rotulación.<text:line-break/><text:tab/>flow<text:tab/>= <text:span text:style-name="T44">Límite inferior de frecuencias (Hz)</text:span>.<text:line-break/><text:tab/>f<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text:soft-page-break/>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34" text:outline-level="4">loadfrd</text:h>
      <text:p text:style-name="P21">Carga datos de respuesta en frecuencia desde un archivo <text:span text:style-name="Nombre_20_de_20_archivo">.frd</text:span>.</text:p>
      <text:p text:style-name="P22"><text:soft-page-break/><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text:soft-page-break/>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text:soft-page-break/>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35"><text:span text:style-name="T53">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soft-pag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4T17:19:06.933137697</dc:date>
    <meta:printed-by>R R</meta:printed-by>
    <meta:print-date>2007-08-24T21:33:41</meta:print-date>
    <meta:editing-cycles>651</meta:editing-cycles>
    <meta:editing-duration>P6DT4H42M15S</meta:editing-duration>
    <meta:document-statistic meta:table-count="0" meta:image-count="0" meta:object-count="0" meta:page-count="17" meta:paragraph-count="295" meta:word-count="4299" meta:character-count="26405" meta:non-whitespace-character-count="22121"/>
    <meta:user-defined meta:name="Info 1"/>
    <meta:user-defined meta:name="Info 2"/>
    <meta:user-defined meta:name="Info 3"/>
    <meta:user-defined meta:name="Info 4"/>
  </office:meta>
</office:document-meta>
</file>